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167" officeooo:paragraph-rsid="0010f167"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0c4f" officeooo:paragraph-rsid="0010f167" fo:background-color="transparent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20c4f" officeooo:paragraph-rsid="00120c4f" fo:background-color="transparent" style:font-weight-asian="bold" style:font-weight-complex="bold"/>
    </style:style>
    <style:style style:name="P4" style:family="paragraph" style:parent-style-name="Standard" style:list-style-name="L1">
      <style:text-properties fo:font-weight="bold" officeooo:rsid="000fa60e" officeooo:paragraph-rsid="000fa60e" fo:background-color="transparent" style:font-weight-asian="bold" style:font-weight-complex="bold"/>
    </style:style>
    <style:style style:name="P5" style:family="paragraph" style:parent-style-name="Standard" style:list-style-name="L1">
      <style:text-properties fo:font-weight="bold" officeooo:rsid="0010f167" officeooo:paragraph-rsid="0010f167" fo:background-color="transparent" style:font-weight-asian="bold" style:font-weight-complex="bold"/>
    </style:style>
    <style:style style:name="P6" style:family="paragraph" style:parent-style-name="Standard" style:list-style-name="L2">
      <style:text-properties fo:font-weight="bold" officeooo:rsid="0010f167" officeooo:paragraph-rsid="0010f167" fo:background-color="transparent" style:font-weight-asian="bold" style:font-weight-complex="bold"/>
    </style:style>
    <style:style style:name="P7" style:family="paragraph" style:parent-style-name="Standard" style:list-style-name="L2">
      <style:text-properties fo:font-weight="bold" officeooo:rsid="00120c4f" officeooo:paragraph-rsid="00120c4f" fo:background-color="transparent" style:font-weight-asian="bold" style:font-weight-complex="bold"/>
    </style:style>
    <style:style style:name="P8" style:family="paragraph" style:parent-style-name="Standard" style:list-style-name="L2">
      <style:text-properties fo:font-weight="bold" officeooo:rsid="0019bd64" officeooo:paragraph-rsid="0019bd64" fo:background-color="transparent" style:font-weight-asian="bold" style:font-weight-complex="bold"/>
    </style:style>
    <style:style style:name="P9" style:family="paragraph" style:parent-style-name="Standard" style:list-style-name="L1">
      <style:text-properties officeooo:rsid="000fa60e" officeooo:paragraph-rsid="000fa60e" fo:background-color="transparent"/>
    </style:style>
    <style:style style:name="P10" style:family="paragraph" style:parent-style-name="Standard" style:list-style-name="L1">
      <style:text-properties officeooo:rsid="0010f167" officeooo:paragraph-rsid="0010f167" fo:background-color="transparent"/>
    </style:style>
    <style:style style:name="P11" style:family="paragraph" style:parent-style-name="Standard" style:list-style-name="L3">
      <style:text-properties style:text-underline-style="none" fo:font-weight="bold" officeooo:rsid="00120c4f" officeooo:paragraph-rsid="00120c4f" fo:background-color="transparent" style:font-weight-asian="bold" style:font-weight-complex="bold"/>
    </style:style>
    <style:style style:name="P12" style:family="paragraph" style:parent-style-name="Standard" style:list-style-name="L3">
      <style:text-properties style:text-underline-style="none" fo:font-weight="bold" officeooo:rsid="00136981" officeooo:paragraph-rsid="00136981" fo:background-color="transparent" style:font-weight-asian="bold" style:font-weight-complex="bold"/>
    </style:style>
    <style:style style:name="P13" style:family="paragraph" style:parent-style-name="Standard" style:list-style-name="L3">
      <style:text-properties style:text-underline-style="none" fo:font-weight="bold" officeooo:rsid="00136981" officeooo:paragraph-rsid="00120c4f" fo:background-color="transparent" style:font-weight-asian="bold" style:font-weight-complex="bold"/>
    </style:style>
    <style:style style:name="P14" style:family="paragraph" style:parent-style-name="Standard" style:list-style-name="L3">
      <style:text-properties style:text-underline-style="none" fo:font-weight="bold" officeooo:rsid="00152c6b" officeooo:paragraph-rsid="00152c6b" fo:background-color="transparent" style:font-weight-asian="bold" style:font-weight-complex="bold"/>
    </style:style>
    <style:style style:name="P15" style:family="paragraph" style:parent-style-name="Standard" style:list-style-name="L3">
      <style:text-properties style:text-underline-style="none" fo:font-weight="normal" officeooo:rsid="00120c4f" officeooo:paragraph-rsid="00120c4f" fo:background-color="transparent" style:font-weight-asian="normal" style:font-weight-complex="normal"/>
    </style:style>
    <style:style style:name="P16" style:family="paragraph" style:parent-style-name="Standard" style:list-style-name="L3">
      <style:text-properties style:text-underline-style="none" fo:font-weight="normal" officeooo:rsid="00136981" officeooo:paragraph-rsid="00136981" fo:background-color="transparent" style:font-weight-asian="normal" style:font-weight-complex="normal"/>
    </style:style>
    <style:style style:name="P17" style:family="paragraph" style:parent-style-name="Standard" style:list-style-name="L3">
      <style:text-properties style:text-underline-style="none" fo:font-weight="normal" officeooo:rsid="00136981" officeooo:paragraph-rsid="00120c4f" fo:background-color="transparent" style:font-weight-asian="normal" style:font-weight-complex="normal"/>
    </style:style>
    <style:style style:name="P18" style:family="paragraph" style:parent-style-name="Standard" style:list-style-name="L4">
      <style:text-properties style:text-underline-style="none" fo:font-weight="normal" officeooo:rsid="00136981" officeooo:paragraph-rsid="00136981" fo:background-color="transparent" style:font-weight-asian="normal" style:font-weight-complex="normal"/>
    </style:style>
    <style:style style:name="P19" style:family="paragraph" style:parent-style-name="Standard" style:list-style-name="L3">
      <style:text-properties style:text-underline-style="none" fo:font-weight="normal" officeooo:rsid="00152c6b" officeooo:paragraph-rsid="00152c6b" fo:background-color="transparent" style:font-weight-asian="normal" style:font-weight-complex="normal"/>
    </style:style>
    <style:style style:name="P20" style:family="paragraph" style:parent-style-name="Standard" style:list-style-name="L3">
      <style:text-properties style:text-underline-style="none" fo:font-weight="normal" officeooo:rsid="00184dd6" officeooo:paragraph-rsid="00184dd6" fo:background-color="transparent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52c6b" officeooo:paragraph-rsid="00152c6b" fo:background-color="transparent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c2436" officeooo:paragraph-rsid="001c2436" fo:background-color="transparent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daefd" officeooo:paragraph-rsid="001daefd" fo:background-color="transparent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4dd6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18c092"/>
    </style:style>
    <style:style style:name="T5" style:family="text">
      <style:text-properties officeooo:rsid="0019bd64"/>
    </style:style>
    <style:style style:name="T6" style:family="text">
      <style:text-properties officeooo:rsid="001a6036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STRUZIONI DA ESEGUIRE COME ROOT</text:p>
      <text:p text:style-name="P22"><text:span text:style-name="T3"/></text:p>
      <text:p text:style-name="P23"><text:span text:style-name="T3">Eseguire, nell’ordine indicato, gli script contenuti nella directory ./Scripts</text:span></text:p>
      <text:p text:style-name="P23"><text:span text:style-name="T3"/></text:p>
      <text:p text:style-name="P23"><text:span text:style-name="T3">00.USER_SCHEMA.sql</text:span></text:p>
      <text:p text:style-name="P23"><text:span text:style-name="T3">01.PHI_DIC.sql</text:span></text:p>
      <text:p text:style-name="P23"><text:span text:style-name="T3">02.EMPLOYEE_ROLES.sql</text:span></text:p>
      <text:p text:style-name="P23"><text:span text:style-name="T3">03.ATECO.sql</text:span></text:p>
      <text:p text:style-name="P23"><text:span text:style-name="T3">04.COMUNI_SPISAL.sql</text:span></text:p>
      <text:p text:style-name="P23"><text:span text:style-name="T3">04.ISTAT.sql</text:span></text:p>
      <text:p text:style-name="P23"><text:span text:style-name="T3">05.ICD9_DIAG.sql</text:span></text:p>
      <text:p text:style-name="P23"><text:span text:style-name="T3">06.ICD9_PREST.sql</text:span></text:p>
      <text:p text:style-name="P23"><text:span text:style-name="T3">07.INAIL.sql</text:span></text:p>
      <text:p text:style-name="P23"><text:span text:style-name="T3">08.LEGGE_81.sql</text:span></text:p>
      <text:p text:style-name="P23"><text:span text:style-name="T3">09.LEGGE_81_FR.sql</text:span></text:p>
      <text:p text:style-name="P23"><text:span text:style-name="T3">10.LEGGE_81_IN.sql</text:span></text:p>
      <text:p text:style-name="P23"><text:span text:style-name="T3">11.LEGGI_PEM.sql</text:span></text:p>
      <text:p text:style-name="P23"><text:span text:style-name="T3">12.STATUS_CODE.sql</text:span></text:p>
      <text:p text:style-name="P23"><text:span text:style-name="T3">13.STATI.sql</text:span></text:p>
      <text:p text:style-name="P23"><text:span text:style-name="T3">14.UCUM.sql</text:span></text:p>
      <text:p text:style-name="P23"><text:span text:style-name="T3">15.ORGANIZATIONS.sql</text:span></text:p>
      <text:p text:style-name="P23"><text:span text:style-name="T3">16.CVP.sql</text:span></text:p>
      <text:p text:style-name="P22"><text:span text:style-name="T3"/></text:p>
      <text:p text:style-name="P2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como Bisson</meta:initial-creator>
    <meta:creation-date>2020-01-09T16:51:42.770000000</meta:creation-date>
    <dc:date>2020-01-21T19:22:08.056000000</dc:date>
    <dc:creator>Giacomo Bisson</dc:creator>
    <meta:editing-duration>PT5H20M58S</meta:editing-duration>
    <meta:editing-cycles>7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0" meta:word-count="32" meta:character-count="390" meta:non-whitespace-character-count="378"/>
  </office:meta>
</office:document-meta>
</file>